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ce1"/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table:number-columns-repeated="3"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%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11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%</text:p>
          </table:table-cell>
          <table:table-cell table:number-columns-repeated="15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o</text:p>
          </table:table-cell>
          <table:table-cell table:number-columns-repeated="8"/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3" office:value-type="string" calcext:value-type="string">
            <text:p>%</text:p>
          </table:table-cell>
          <table:table-cell table:number-columns-repeated="4"/>
          <table:table-cell table:number-columns-repeated="3" office:value-type="string" calcext:value-type="string">
            <text:p>%</text:p>
          </table:table-cell>
          <table:table-cell table:number-columns-repeated="3"/>
          <table:table-cell table:number-columns-repeated="15" office:value-type="string" calcext:value-type="string">
            <text:p>%</text:p>
          </table:table-cell>
          <table:table-cell table:number-columns-repeated="3"/>
          <table:table-cell table:number-columns-repeated="15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4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5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5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@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8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  <table:table-cell table:number-columns-repeated="20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o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o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8"/>
          <table:table-cell office:value-type="string" calcext:value-type="string">
            <text:p>@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%</text:p>
          </table:table-cell>
          <table:table-cell table:number-columns-repeated="14"/>
          <table:table-cell office:value-type="string" calcext:value-type="string">
            <text:p>%</text:p>
          </table:table-cell>
          <table:table-cell table:number-columns-repeated="22"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%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51" office:value-type="string" calcext:value-type="string">
            <text:p>#</text:p>
          </table:table-cell>
        </table:table-row>
        <table:table-row table:style-name="ro1" table:number-rows-repeated="14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04:31:17.87936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2:25:42.437370333</meta:creation-date>
    <dc:date>2021-05-16T04:40:34.618333524</dc:date>
    <meta:editing-duration>PT11M20S</meta:editing-duration>
    <meta:editing-cycles>2</meta:editing-cycles>
    <meta:generator>LibreOffice/6.0.7.3$Linux_X86_64 LibreOffice_project/00m0$Build-3</meta:generator>
    <meta:document-statistic meta:table-count="1" meta:cell-count="403" meta:object-count="0"/>
  </office:meta>
</office:document-meta>
</file>